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320000009954574912.jpg"/>
  <manifest:file-entry manifest:media-type="image/png" manifest:full-path="Pictures/10000201000000F9000000C9A51B6CE3.png"/>
  <manifest:file-entry manifest:media-type="" manifest:full-path="Pictures/"/>
  <manifest:file-entry manifest:media-type="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3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6pt" style:font-size-asian="6pt" style:font-size-complex="6pt"/>
    </style:style>
    <style:style style:name="P4" style:family="paragraph">
      <style:paragraph-properties fo:margin-left="0cm" fo:margin-right="0cm" fo:text-align="center" fo:text-indent="0cm"/>
      <style:text-properties fo:color="#00ae00"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00ae00" fo:font-size="6pt" style:font-size-asian="6pt" style:font-size-complex="6pt"/>
    </style:style>
    <style:style style:name="T3" style:family="text">
      <style:text-properties style:use-window-font-color="true" fo:font-size="6pt" style:font-size-asian="6pt" style:font-size-complex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6.925cm" svg:height="1.294cm" svg:x="27.56cm" svg:y="1.021cm">
          <draw:image xlink:href="Pictures/10000000000003320000009954574912.jpg" xlink:type="simple" xlink:show="embed" xlink:actuate="onLoad">
            <text:p/>
          </draw:image>
        </draw:frame>
        <draw:frame draw:style-name="gr2" draw:layer="layout" svg:width="11.721cm" svg:height="2.289cm" svg:x="22.838cm" svg:y="2.52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.524cm" svg:height="1.245cm" svg:x="25.722cm" svg:y="1.046cm">
          <draw:image xlink:href="Pictures/10000201000000F9000000C9A51B6CE3.png" xlink:type="simple" xlink:show="embed" xlink:actuate="onLoad">
            <text:p/>
          </draw:image>
        </draw:frame>
        <draw:rect draw:style-name="gr3" draw:text-style-name="P1" draw:id="id2" draw:layer="layout" svg:width="0.847cm" svg:height="0.846cm" svg:x="7.774cm" svg:y="3.964cm">
          <text:p/>
        </draw:rect>
        <draw:connector draw:style-name="gr4" draw:text-style-name="P1" draw:layer="layout" draw:type="line" svg:x1="8.197cm" svg:y1="3.117cm" svg:x2="8.197cm" svg:y2="3.964cm" draw:start-shape="id1" draw:start-glue-point="2" draw:end-shape="id2" draw:end-glue-point="0" svg:d="m8197 3117v847">
          <text:p/>
        </draw:connector>
        <draw:circle draw:style-name="gr3" draw:text-style-name="P1" draw:id="id3" draw:layer="layout" svg:width="0.846cm" svg:height="0.846cm" svg:x="7.775cm" svg:y="5.658cm">
          <text:p/>
        </draw:circle>
        <draw:connector draw:style-name="gr4" draw:text-style-name="P1" draw:layer="layout" draw:type="line" svg:x1="8.197cm" svg:y1="4.81cm" svg:x2="8.198cm" svg:y2="5.658cm" draw:start-shape="id2" draw:start-glue-point="2" draw:end-shape="id3" draw:end-glue-point="0" svg:d="m8197 4810 1 848">
          <text:p/>
        </draw:connector>
        <draw:connector draw:style-name="gr4" draw:text-style-name="P1" draw:layer="layout" draw:type="line" svg:x1="7.35cm" svg:y1="9.889cm" svg:x2="6.079cm" svg:y2="11.16cm" draw:start-shape="id4" draw:end-shape="id5" draw:end-glue-point="0" svg:d="m7350 9889-1271 1271">
          <text:p/>
        </draw:connector>
        <draw:g draw:id="id1">
          <draw:circle draw:style-name="gr3" draw:text-style-name="P1" draw:layer="layout" svg:width="0.846cm" svg:height="0.846cm" svg:x="7.774cm" svg:y="2.271cm">
            <text:p/>
          </draw:circle>
          <draw:circle draw:style-name="gr5" draw:text-style-name="P1" draw:layer="layout" svg:width="0.423cm" svg:height="0.424cm" svg:x="7.986cm" svg:y="2.482cm">
            <text:p/>
          </draw:circle>
        </draw:g>
        <draw:rect draw:style-name="gr3" draw:text-style-name="P1" draw:id="id6" draw:layer="layout" svg:width="0.847cm" svg:height="0.846cm" svg:x="8.196cm" svg:y="11.16cm">
          <text:p/>
        </draw:rect>
        <draw:rect draw:style-name="gr3" draw:text-style-name="P1" draw:id="id5" draw:layer="layout" svg:width="0.847cm" svg:height="0.846cm" svg:x="5.656cm" svg:y="11.16cm">
          <text:p/>
        </draw:rect>
        <draw:connector draw:style-name="gr4" draw:text-style-name="P1" draw:layer="layout" draw:type="line" svg:x1="7.35cm" svg:y1="9.889cm" svg:x2="8.619cm" svg:y2="11.16cm" draw:start-shape="id4" draw:start-glue-point="2" draw:end-shape="id6" svg:d="m7350 9889 1269 1271">
          <text:p/>
        </draw:connector>
        <draw:frame draw:style-name="gr6" draw:text-style-name="P3" draw:layer="layout" svg:width="0.739cm" svg:height="0.489cm" svg:x="7.034cm" svg:y="2.27cm">
          <draw:text-box>
            <text:p text:style-name="P2"><text:span text:style-name="T1">p0</text:span></text:p>
          </draw:text-box>
        </draw:frame>
        <draw:circle draw:style-name="gr3" draw:text-style-name="P1" draw:id="id7" draw:layer="layout" svg:width="0.846cm" svg:height="0.846cm" svg:x="11.583cm" svg:y="7.35cm">
          <text:p/>
        </draw:circle>
        <draw:connector draw:style-name="gr4" draw:text-style-name="P1" draw:layer="layout" svg:x1="9.043cm" svg:y1="11.583cm" svg:x2="12.006cm" svg:y2="8.196cm" draw:start-shape="id6" draw:start-glue-point="1" draw:end-shape="id7" draw:end-glue-point="2" svg:d="m9043 11583h2963v-3387">
          <text:p/>
        </draw:connector>
        <draw:rect draw:style-name="gr3" draw:text-style-name="P1" draw:id="id8" draw:layer="layout" svg:width="0.847cm" svg:height="0.846cm" svg:x="11.583cm" svg:y="5.656cm">
          <text:p/>
        </draw:rect>
        <draw:connector draw:style-name="gr4" draw:text-style-name="P1" draw:layer="layout" draw:type="line" svg:x1="12.006cm" svg:y1="7.35cm" svg:x2="12.006cm" svg:y2="6.502cm" draw:start-shape="id7" draw:start-glue-point="0" draw:end-shape="id8" draw:end-glue-point="2" svg:d="m12006 7350v-848">
          <text:p/>
        </draw:connector>
        <draw:connector draw:style-name="gr4" draw:text-style-name="P1" draw:layer="layout" draw:type="line" svg:x1="11.583cm" svg:y1="6.079cm" svg:x2="8.621cm" svg:y2="6.081cm" draw:start-shape="id8" draw:start-glue-point="3" draw:end-shape="id3" draw:end-glue-point="1" svg:d="m11583 6079-2962 2">
          <text:p/>
        </draw:connector>
        <draw:circle draw:style-name="gr3" draw:text-style-name="P1" draw:id="id9" draw:layer="layout" svg:width="0.846cm" svg:height="0.846cm" svg:x="3.964cm" svg:y="7.35cm">
          <text:p/>
        </draw:circle>
        <draw:rect draw:style-name="gr3" draw:text-style-name="P1" draw:id="id10" draw:layer="layout" svg:width="0.847cm" svg:height="0.846cm" svg:x="3.963cm" svg:y="5.657cm">
          <text:p/>
        </draw:rect>
        <draw:connector draw:style-name="gr4" draw:text-style-name="P1" draw:layer="layout" svg:x1="5.656cm" svg:y1="11.583cm" svg:x2="4.387cm" svg:y2="8.196cm" draw:start-shape="id5" draw:start-glue-point="3" draw:end-shape="id9" draw:end-glue-point="2" svg:d="m5656 11583h-1269v-3387">
          <text:p/>
        </draw:connector>
        <draw:connector draw:style-name="gr4" draw:text-style-name="P1" draw:layer="layout" draw:type="line" svg:x1="4.81cm" svg:y1="6.08cm" svg:x2="7.775cm" svg:y2="6.081cm" draw:start-shape="id10" draw:start-glue-point="1" draw:end-shape="id3" draw:end-glue-point="3" svg:d="m4810 6080 2965 1">
          <text:p/>
        </draw:connector>
        <draw:connector draw:style-name="gr4" draw:text-style-name="P1" draw:layer="layout" draw:type="line" svg:x1="4.387cm" svg:y1="7.35cm" svg:x2="4.386cm" svg:y2="6.503cm" draw:start-shape="id9" draw:start-glue-point="0" draw:end-shape="id10" draw:end-glue-point="2" svg:d="m4387 7350-1-847">
          <text:p/>
        </draw:connector>
        <draw:rect draw:style-name="gr3" draw:text-style-name="P1" draw:id="id11" draw:layer="layout" svg:width="0.847cm" svg:height="0.846cm" svg:x="8.619cm" svg:y="7.35cm">
          <text:p/>
        </draw:rect>
        <draw:rect draw:style-name="gr3" draw:text-style-name="P1" draw:id="id13" draw:layer="layout" svg:width="0.847cm" svg:height="0.846cm" svg:x="6.926cm" svg:y="7.35cm">
          <text:p/>
        </draw:rect>
        <draw:circle draw:style-name="gr3" draw:text-style-name="P1" draw:id="id4" draw:layer="layout" svg:width="0.846cm" svg:height="0.846cm" svg:x="6.927cm" svg:y="9.043cm">
          <text:p/>
        </draw:circle>
        <draw:circle draw:style-name="gr3" draw:text-style-name="P1" draw:id="id12" draw:layer="layout" svg:width="0.846cm" svg:height="0.846cm" svg:x="8.62cm" svg:y="9.043cm">
          <text:p/>
        </draw:circle>
        <draw:connector draw:style-name="gr4" draw:text-style-name="P1" draw:layer="layout" draw:type="line" svg:x1="9.042cm" svg:y1="8.196cm" svg:x2="9.043cm" svg:y2="9.043cm" draw:start-shape="id11" draw:start-glue-point="2" draw:end-shape="id12" draw:end-glue-point="0" svg:d="m9042 8196 1 847">
          <text:p/>
        </draw:connector>
        <draw:connector draw:style-name="gr4" draw:text-style-name="P1" draw:layer="layout" draw:type="line" svg:x1="8.198cm" svg:y1="6.504cm" svg:x2="9.042cm" svg:y2="7.35cm" draw:start-shape="id3" draw:start-glue-point="2" draw:end-shape="id11" draw:end-glue-point="0" svg:d="m8198 6504 844 846">
          <text:p/>
        </draw:connector>
        <draw:connector draw:style-name="gr4" draw:text-style-name="P1" draw:layer="layout" draw:type="line" svg:x1="8.198cm" svg:y1="6.504cm" svg:x2="7.349cm" svg:y2="7.35cm" draw:start-shape="id3" draw:start-glue-point="2" draw:end-shape="id13" draw:end-glue-point="0" svg:d="m8198 6504-849 846">
          <text:p/>
        </draw:connector>
        <draw:connector draw:style-name="gr4" draw:text-style-name="P1" draw:layer="layout" draw:type="line" svg:x1="7.349cm" svg:y1="8.196cm" svg:x2="7.35cm" svg:y2="9.043cm" draw:start-shape="id13" draw:start-glue-point="2" draw:end-shape="id4" draw:end-glue-point="0" svg:d="m7349 8196 1 847">
          <text:p/>
        </draw:connector>
        <draw:rect draw:style-name="gr7" draw:text-style-name="P1" draw:layer="layout" svg:width="3.387cm" svg:height="1.694cm" draw:transform="rotate (3.1415926535892) translate (9.89cm 8.62cm)">
          <text:p/>
        </draw:rect>
        <draw:frame draw:style-name="gr6" draw:text-style-name="P3" draw:layer="layout" svg:width="0.739cm" svg:height="0.489cm" svg:x="6.08cm" svg:y="9.043cm">
          <draw:text-box>
            <text:p text:style-name="P2"><text:span text:style-name="T1">p2</text:span></text:p>
          </draw:text-box>
        </draw:frame>
        <draw:frame draw:style-name="gr6" draw:text-style-name="P3" draw:layer="layout" svg:width="0.739cm" svg:height="0.489cm" svg:x="9.574cm" svg:y="9.043cm">
          <draw:text-box>
            <text:p text:style-name="P2"><text:span text:style-name="T1">p3</text:span></text:p>
          </draw:text-box>
        </draw:frame>
        <draw:frame draw:style-name="gr6" draw:text-style-name="P3" draw:layer="layout" svg:width="0.739cm" svg:height="0.489cm" svg:x="3.224cm" svg:y="7.35cm">
          <draw:text-box>
            <text:p text:style-name="P2"><text:span text:style-name="T1">p4</text:span></text:p>
          </draw:text-box>
        </draw:frame>
        <draw:frame draw:style-name="gr6" draw:text-style-name="P3" draw:layer="layout" svg:width="0.739cm" svg:height="0.489cm" svg:x="12.43cm" svg:y="7.284cm">
          <draw:text-box>
            <text:p text:style-name="P2"><text:span text:style-name="T1">p5</text:span></text:p>
          </draw:text-box>
        </draw:frame>
        <draw:frame draw:style-name="gr6" draw:text-style-name="P3" draw:layer="layout" svg:width="0.739cm" svg:height="0.489cm" svg:x="7.034cm" svg:y="5.233cm">
          <draw:text-box>
            <text:p text:style-name="P2"><text:span text:style-name="T1">p1</text:span></text:p>
          </draw:text-box>
        </draw:frame>
        <draw:frame draw:style-name="gr8" draw:text-style-name="P4" draw:layer="layout" svg:width="1.082cm" svg:height="0.965cm" svg:x="6.691cm" svg:y="3.963cm">
          <draw:text-box>
            <text:p text:style-name="P2"><text:span text:style-name="T2">ts1/t1:</text:span></text:p>
            <text:p text:style-name="P2"><text:span text:style-name="T2">start</text:span></text:p>
            <text:p text:style-name="P2"><text:span text:style-name="T3">init</text:span></text:p>
          </draw:text-box>
        </draw:frame>
        <draw:frame draw:style-name="gr8" draw:text-style-name="P4" draw:layer="layout" svg:width="1.082cm" svg:height="0.727cm" svg:x="5.844cm" svg:y="7.35cm">
          <draw:text-box>
            <text:p text:style-name="P2"><text:span text:style-name="T2">ts2/t2:</text:span></text:p>
            <text:p text:style-name="P2"><text:span text:style-name="T2">next</text:span></text:p>
          </draw:text-box>
        </draw:frame>
        <draw:frame draw:style-name="gr8" draw:text-style-name="P4" draw:layer="layout" svg:width="1.082cm" svg:height="0.727cm" svg:x="9.466cm" svg:y="7.35cm">
          <draw:text-box>
            <text:p text:style-name="P2"><text:span text:style-name="T2">ts2/t3:</text:span></text:p>
            <text:p text:style-name="P2"><text:span text:style-name="T2">end</text:span></text:p>
          </draw:text-box>
        </draw:frame>
        <draw:frame draw:style-name="gr8" draw:text-style-name="P4" draw:layer="layout" svg:width="1.306cm" svg:height="0.727cm" svg:x="4.386cm" svg:y="10.856cm">
          <draw:text-box>
            <text:p text:style-name="P2"><text:span text:style-name="T2">ts3/t4:</text:span></text:p>
            <text:p text:style-name="P2"><text:span text:style-name="T2">choose1</text:span></text:p>
          </draw:text-box>
        </draw:frame>
        <draw:frame draw:style-name="gr8" draw:text-style-name="P4" draw:layer="layout" svg:width="1.306cm" svg:height="0.727cm" svg:x="9.043cm" svg:y="10.856cm">
          <draw:text-box>
            <text:p text:style-name="P2"><text:span text:style-name="T2">ts4/t5:</text:span></text:p>
            <text:p text:style-name="P2"><text:span text:style-name="T2">choose2</text:span></text:p>
          </draw:text-box>
        </draw:frame>
        <draw:frame draw:style-name="gr8" draw:text-style-name="P4" draw:layer="layout" svg:width="1.175cm" svg:height="0.727cm" svg:x="2.788cm" svg:y="5.656cm">
          <draw:text-box>
            <text:p text:style-name="P2"><text:span text:style-name="T2">ts5/t6:</text:span></text:p>
            <text:p text:style-name="P2"><text:span text:style-name="T2">check1</text:span></text:p>
          </draw:text-box>
        </draw:frame>
        <draw:frame draw:style-name="gr8" draw:text-style-name="P4" draw:layer="layout" svg:width="1.175cm" svg:height="0.727cm" svg:x="12.43cm" svg:y="5.656cm">
          <draw:text-box>
            <text:p text:style-name="P2"><text:span text:style-name="T2">ts6/t7:</text:span></text:p>
            <text:p text:style-name="P2"><text:span text:style-name="T2">check2</text:span></text:p>
          </draw:text-box>
        </draw:frame>
        <draw:rect draw:style-name="gr7" draw:text-style-name="P1" draw:layer="layout" svg:width="1.694cm" svg:height="1.694cm" draw:transform="rotate (3.1415926535892) translate (6.927cm 12.43cm)">
          <text:p/>
        </draw:rect>
        <draw:rect draw:style-name="gr7" draw:text-style-name="P1" draw:layer="layout" svg:width="1.694cm" svg:height="1.694cm" draw:transform="rotate (3.1415926535892) translate (9.467cm 12.43cm)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VE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7.94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emián Gutierrez</meta:initial-creator>
    <meta:creation-date>2008-03-31T11:29:31</meta:creation-date>
    <dc:creator>Demián Gutierrez</dc:creator>
    <dc:date>2008-07-22T12:46:47</dc:date>
    <meta:editing-cycles>94</meta:editing-cycles>
    <meta:editing-duration>P2DT4H59M15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ucidasans1" svg:font-family="Lucidasans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02cm solid #000000" fo:border-left="0.035cm solid #000000" fo:padding="0.049cm" fo:border-right="none" fo:border-top="0.035cm solid #000000"/>
      <style:text-properties style:use-window-font-color="true" style:text-outline="false" style:text-line-through-style="none" style:font-name="Bitstream Vera Sans" fo:font-size="8pt" fo:language="es" fo:country="VE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Lucidasans1" style:font-size-complex="5.65000009536743pt" style:language-complex="en" style:country-complex="US" style:font-style-complex="italic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fo:border-left="0.035cm solid #000000" fo:padding="0.049cm" fo:border-right="none" fo:border-top="none"/>
      <style:text-properties style:use-window-font-color="true" style:text-outline="false" style:text-line-through-style="none" style:font-name="Bitstream Vera Sans" fo:font-size="8pt" fo:language="es" fo:country="VE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Lucida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35cm solid #000000" fo:border-left="0.035cm solid #000000" fo:padding="0.049cm" fo:border-right="none" fo:border-top="none"/>
      <style:text-properties style:use-window-font-color="true" style:text-outline="false" style:text-line-through-style="none" style:font-name="Bitstream Vera Sans" fo:font-size="8pt" fo:language="es" fo:country="VE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Lucidasans1" style:font-size-complex="5.65000009536743pt" style:language-complex="en" style:country-complex="US" style:font-style-complex="italic" style:font-weight-complex="bold" style:text-emphasize="none" style:font-relief="none"/>
    </style:style>
    <style:style style:name="ce4" style:family="table-cell" style:parent-style-name="Default">
      <style:table-cell-properties fo:border-bottom="0.002cm solid #000000" fo:wrap-option="wrap" fo:border-left="0.002cm solid #000000" fo:padding="0.049cm" fo:border-right="0.035cm solid #000000" fo:border-top="0.035cm solid #000000"/>
      <style:text-properties style:use-window-font-color="true" style:text-outline="false" style:text-line-through-style="none" style:font-name="Bitstream Vera Sans" fo:font-size="8pt" fo:language="es" fo:country="VE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Lucidasans1" style:font-size-complex="5.55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2cm solid #000000" fo:border-left="0.002cm solid #000000" fo:padding="0.049cm" fo:border-right="0.035cm solid #000000" fo:border-top="none"/>
      <style:text-properties style:use-window-font-color="true" style:text-outline="false" style:text-line-through-style="none" style:font-name="Bitstream Vera Sans" fo:font-size="8pt" fo:language="es" fo:country="VE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Lucidasans1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 style:data-style-name="N37">
      <style:table-cell-properties fo:border-bottom="0.035cm solid #000000" fo:border-left="0.002cm solid #000000" fo:padding="0.049cm" fo:border-right="none" fo:border-top="none"/>
      <style:text-properties style:use-window-font-color="true" style:text-outline="false" style:text-line-through-style="none" style:font-name="Bitstream Vera Sans" fo:font-size="8pt" fo:language="es" fo:country="VE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Lucidasans1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padding="0.049cm"/>
    </style:style>
    <style:style style:name="ce8" style:family="table-cell" style:parent-style-name="Default">
      <style:table-cell-properties fo:border-bottom="0.035cm solid #000000" fo:border-left="0.002cm solid #000000" fo:padding="0.049cm" fo:border-right="none" fo:border-top="none"/>
      <style:text-properties style:use-window-font-color="true" style:text-outline="false" style:text-line-through-style="none" style:font-name="Bitstream Vera Sans" fo:font-size="8pt" fo:language="es" fo:country="VE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Lucida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35cm solid #000000" fo:border-left="0.002cm solid #000000" fo:padding="0.049cm" fo:border-right="none" fo:border-top="none"/>
      <style:text-properties style:use-window-font-color="true" style:text-outline="false" style:text-line-through-style="none" style:font-name="Bitstream Vera Sans" fo:font-size="8pt" fo:language="es" fo:country="VE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Lucidasans1" style:font-size-complex="5.65000009536743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0.035cm solid #000000" fo:border-left="0.002cm solid #000000" fo:padding="0.049cm" fo:border-right="0.035cm solid #000000" fo:border-top="none"/>
      <style:text-properties style:use-window-font-color="true" style:text-outline="false" style:text-line-through-style="none" style:font-name="Bitstream Vera Sans" fo:font-size="8pt" fo:language="es" fo:country="VE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Lucidasans1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2" table:number-columns-repeated="4" table:default-cell-style-name="ce7"/>
        <table:table-row table:style-name="ro1">
          <table:table-cell table:style-name="ce1" office:value-type="string">
            <text:p>Proyecto:</text:p>
          </table:table-cell>
          <table:table-cell table:style-name="ce4" office:value-type="string" table:number-columns-spanned="5" table:number-rows-spanned="1">
            <text:p>NOMBRE DEL PROYECTO</text:p>
          </table:table-cell>
          <table:covered-table-cell table:number-columns-repeated="4"/>
        </table:table-row>
        <table:table-row table:style-name="ro2">
          <table:table-cell office:value-type="string">
            <text:p>Cliente:</text:p>
          </table:table-cell>
          <table:table-cell office:value-type="string" table:number-columns-spanned="5" table:number-rows-spanned="1">
            <text:p>NOMBRE DEL CLIENTE</text:p>
          </table:table-cell>
          <table:covered-table-cell table:number-columns-repeated="4"/>
        </table:table-row>
        <table:table-row table:style-name="ro2">
          <table:table-cell office:value-type="string">
            <text:p>Descripción:</text:p>
          </table:table-cell>
          <table:table-cell office:value-type="string" table:number-columns-spanned="5" table:number-rows-spanned="1">
            <text:p>DESCRIPCIÓN DEL DIAGRAMA</text:p>
          </table:table-cell>
          <table:covered-table-cell table:number-columns-repeated="4"/>
        </table:table-row>
        <table:table-row table:style-name="ro2">
          <table:table-cell table:style-name="ce3" office:value-type="string">
            <text:p>Fecha:</text:p>
          </table:table-cell>
          <table:table-cell table:style-name="ce6" office:value-type="string">
            <text:p>31/03/2008</text:p>
          </table:table-cell>
          <table:table-cell table:style-name="ce8" office:value-type="string">
            <text:p>Versión:</text:p>
          </table:table-cell>
          <table:table-cell table:style-name="ce9" office:value-type="string">
            <text:p>N/A</text:p>
          </table:table-cell>
          <table:table-cell table:style-name="ce8" office:value-type="string">
            <text:p>Nº Control:</text:p>
          </table:table-cell>
          <table:table-cell table:style-name="ce10" office:value-type="string">
            <text:p>N/A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ucidasans1" svg:font-family="Lucidasans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VE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VE">Bs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8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9">19/07/2008</text:date>, <text:time>00:4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